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line-height="100%" fo:text-align="center" style:justify-single-word="false" fo:text-indent="1.217cm" style:auto-text-indent="false" fo:break-before="auto" fo:break-after="auto" style:writing-mode="lr-tb"/>
    </style:style>
    <style:style style:name="P2" style:family="paragraph" style:parent-style-name="Standard">
      <style:paragraph-properties fo:margin-left="0cm" fo:margin-right="0cm" fo:line-height="100%" fo:text-align="justify" style:justify-single-word="false" fo:text-indent="1.217cm" style:auto-text-indent="false" fo:break-before="auto" fo:break-after="auto" style:writing-mode="lr-tb"/>
    </style:style>
    <style:style style:name="P3" style:family="paragraph" style:parent-style-name="Standard" style:master-page-name="Standard">
      <style:paragraph-properties fo:line-height="100%" style:page-number="auto" fo:break-before="auto" fo:break-after="auto" style:writing-mode="lr-tb"/>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Recenzja Filmu – DRACULA UNTOLD</text:p>
      <text:p text:style-name="P1"/>
      <text:p text:style-name="P1">Autor – Ares Prime</text:p>
      <text:p text:style-name="P1"/>
      <text:p text:style-name="P2"/>
      <text:p text:style-name="P2"/>
      <text:p text:style-name="P2">W dzisiejszych czasach ciężko o dobry horror, po którym strach zajrzeć do lodówki, czy pójść do łazienki, nie zapalając wszystkich świateł po drodze. Czy nasze umysły są już tak zjechane przez życie i zainteresowania? Pewnie tak, ale kurczę, filmowcy i scenarzyści, w końcu ludzie teoretycznie wyuczeni i obeznani z psychiką ludzką, powinni poza trzepaniem kasy na różnorakich blockbusterach dać widzowi film, po którym ten wracałby do niego jak do ulubionej książki.</text:p>
      <text:p text:style-name="P2"/>
      <text:p text:style-name="P2">Wład Palownik, Dracula – historyczna postać słynąca z wojen z Turkami, całkiem niezły dowódca i taktyk, a przy tym wielki okrutnik. Może być lepszy materiał na prawdziwie złego? Dostaliśmy dziesiątki filmów z władcą wampirów, w którym prym wiodą te z Bellą Lugossi i Garrym Oldmanem. To klasyki gatunku z tą postacią. Tam Dracula to typowo zły koleś, potężny geniusz i manipulator, a każdy leje w gacie na sam dźwięk jego imienia. Nowe wcielenie Draculi znacznie odbiega od pierwowzoru... niestety. Film miał naprawdę ogromny potencjał, którego nie potrafiono wykorzystać. Szkoda. Kolejna post-Underworldowa produkcja, niby z potworami i grozą, ale jakoś nawet mój czteroletni siostrzeniec nie bał się, jak oglądaliśmy ten film razem. Owszem, może w jakiś sposób jest to oryginalny pomysł i podejście, ale i tak ciągle mam wrażenie że coś tu nie wypaliło i to srogo.</text:p>
      <text:p text:style-name="P2"/>
      <text:p text:style-name="P2">Przejdźmy więc do sedna sprawy – za czasów dawnych Turkowie, jak to mieli w zwyczaju, nawracali innych ogniem i mieczem. Chłopaszków w gimbazjalnym wieku zabierano i szkolono na janczarów (swoją drogą, wielu takim obecnie przydałaby się taka szkoła życia). Wład zasłynął jako wielki i okrutny wojownik, tylko Luke Evans (Bard z „Hobbita”, jakby ktoś nie wiedział) niespecjalnie to bierze do siebie. Tu ma ponownie syndrom dobrego ojca, przykładnego męża i praworządnego władcy. Operacja kopiuj-wklej… I życie biegnie mu spokojnie, póki panowie od kebabów się nie pojawiają i samym swoim zachowaniem nie doprowadzają do wojny. Wład, odkrywszy wcześniej jaskinię wampira, sam staje się potworem, tracąc gdzieś po drodze człowieczeństwo. No i tu zaczynają się schody...</text:p>
      <text:p text:style-name="P2"/>
      <text:p text:style-name="P2">Nie mówię, że twórcy źle podeszli do realizacji filmu. O nie. Kostiumy są rewelacyjne, muzyka naprawdę klimatyczna i wspaniała, scenerie urzekają, efekty filmowe cieszą oko. Więc czemu ja nadal kłapię paszczęką i marudzę? Już wyjaśniam – film jest po prostu ZA KRÓTKI! 90 minut to za mało, wszystko po prostu upchnięto, aby zmieścić się w tym limicie... a wielka szkoda, bo wiele w ten sposób zaprzepaszczono. Bohaterów da się polubić, można wychwycić różne watki, ale co z tego? Jak tylko zagłębimy się w fabułę, to zaraz przechodzimy do scen końcowych i napisów. Jak zauważył pewien mój przyjaciel – jakby zrobić z tego serial, to mielibyśmy hit. Kto wie, może i tak, ale gdybanie zostawmy rządowi.</text:p>
      <text:p text:style-name="P2"/>
      <text:p text:style-name="P2">Od strony technicznej – jest bardzo dobrze. Przedstawienie mocy Draculi, jego potęgi – spoko. Turecka armia w natarciu – spoko. Patrzenie na to – całkiem spoko, choć i tu zaliczono takie wpadki, że tylko wziąć rozpęd i ściana sama nas znajdzie. Żołnierze się boją? Wiem! Zasłońmy im oczy i niech idą na ślepo! Nie widzą, nie będą się bać. Brawo, panie sułtan! Logika nie jest też mocną stroną poddanych Włada – jakoś niezbyt się zdziwili, że ich umiłowany książę sam w jedną noc spuścił turbołomot sułtańskiej armii i jeszcze miał czas powbijać ich na pale. Rozwiązanie tego problemu umysłowego zajęło im raptem dwa dni. To się nawet na komentarz nie nadaje…</text:p>
      <text:p text:style-name="P2"/>
      <text:p text:style-name="P2"><text:soft-page-break/>Jednak film muszę pochwalić jeśli chodzi o szczegóły przygotowań i rekwizytów. Stroje, broń, scenerie, dekoracje naprawdę cieszą oko. Podobnie sprawa się ma od strony audiowizualnej – przedstawienie mocy Draculi, jego potęga i słabości, czy też szarża tureckiej armii i jej obóz, lub momenty bitew i walk zaiste cieszą oko, oraz sprawiają, że film jest przyjemniejszy w odbiorze. </text:p>
      <text:p text:style-name="P2"/>
      <text:p text:style-name="P2">Czyli podsumowując – ekspansję Imperium Osmańskiego na Europę powstrzymał nie nasz król Jan III Sobieski i doborowa husarska jazda, która na każdym polu sprawiała srogie baty wszystkim przeciwnikom, a sam Dracula za pomocą miliardów nietoperzy? Cóż, jako Polacy możemy się czuć mocno oburzeni, gdyż jak wiemy z historii, potrafimy dać łupnia przeciwnikom, ale przynajmniej nieźle to na ekranie wyglądało. Nie, „Dracula Untold” nie jest złym filmem. Był pomysł, byli dobrzy aktorzy, świetna muzyka, niezłe efekty... ale zabrakło staranności jeśli chodzi o fabularną linię i koncepcję, bo na tle historycznym Wład Palownik był naprawdę intrygującą postacią, bowiem prócz tego, że był okrutnikiem, to jednak był znakomitym strategiem i wojskowym i samo to mogło być dobrym materiałem na film. Miał potencjał, który nie został zmarnowany, a okrutnie zaprzepaszczony, w dodatku na koniec dostaliśmy możliwą zapowiedź sequela... na którego z pewnością nie pójdę. Bo nie warto, lepiej zjesć sobie kebaba z bekonem, na pohybel arabskiej ekspansji!</text:p>
      <text:p text:style-name="P2"/>
      <text:p text:style-name="P2">Ocena końcowa – dostateczny z wielkim minusem. Ten film mogę polecić właściwie tylko zagorzałym fanom „Underworlda”. Wszyscy inni będą się na nim albo nudzić, albo srodze się zawiodą. AMEN!</text:p>
      <text:p text:style-name="P2"/>
      <text:p text:style-name="P2">A poniżej moja reakcja na ogólne wrażenia po filmie...</text:p>
      <text:p text:style-name="P2"/>
      <text:p text:style-name="P2"><text:a xlink:type="simple" xlink:href="http://i67.fastpic.ru/big/2014/1108/6d/7a61b1637b603bad47fe1b08a83f6c6d.jpg" text:style-name="Internet_20_link" text:visited-style-name="Visited_20_Internet_20_Link">http</text:a><text:a xlink:type="simple" xlink:href="http://i67.fastpic.ru/big/2014/1108/6d/7a61b1637b603bad47fe1b08a83f6c6d.jpg" text:style-name="Internet_20_link" text:visited-style-name="Visited_20_Internet_20_Link">://</text:a><text:a xlink:type="simple" xlink:href="http://i67.fastpic.ru/big/2014/1108/6d/7a61b1637b603bad47fe1b08a83f6c6d.jpg" text:style-name="Internet_20_link" text:visited-style-name="Visited_20_Internet_20_Link">i</text:a><text:a xlink:type="simple" xlink:href="http://i67.fastpic.ru/big/2014/1108/6d/7a61b1637b603bad47fe1b08a83f6c6d.jpg" text:style-name="Internet_20_link" text:visited-style-name="Visited_20_Internet_20_Link">67.</text:a><text:a xlink:type="simple" xlink:href="http://i67.fastpic.ru/big/2014/1108/6d/7a61b1637b603bad47fe1b08a83f6c6d.jpg" text:style-name="Internet_20_link" text:visited-style-name="Visited_20_Internet_20_Link">fastpic</text:a><text:a xlink:type="simple" xlink:href="http://i67.fastpic.ru/big/2014/1108/6d/7a61b1637b603bad47fe1b08a83f6c6d.jpg" text:style-name="Internet_20_link" text:visited-style-name="Visited_20_Internet_20_Link">.</text:a><text:a xlink:type="simple" xlink:href="http://i67.fastpic.ru/big/2014/1108/6d/7a61b1637b603bad47fe1b08a83f6c6d.jpg" text:style-name="Internet_20_link" text:visited-style-name="Visited_20_Internet_20_Link">ru</text:a><text:a xlink:type="simple" xlink:href="http://i67.fastpic.ru/big/2014/1108/6d/7a61b1637b603bad47fe1b08a83f6c6d.jpg" text:style-name="Internet_20_link" text:visited-style-name="Visited_20_Internet_20_Link">/</text:a><text:a xlink:type="simple" xlink:href="http://i67.fastpic.ru/big/2014/1108/6d/7a61b1637b603bad47fe1b08a83f6c6d.jpg" text:style-name="Internet_20_link" text:visited-style-name="Visited_20_Internet_20_Link">big</text:a><text:a xlink:type="simple" xlink:href="http://i67.fastpic.ru/big/2014/1108/6d/7a61b1637b603bad47fe1b08a83f6c6d.jpg" text:style-name="Internet_20_link" text:visited-style-name="Visited_20_Internet_20_Link">/2014/1108/6</text:a><text:a xlink:type="simple" xlink:href="http://i67.fastpic.ru/big/2014/1108/6d/7a61b1637b603bad47fe1b08a83f6c6d.jpg" text:style-name="Internet_20_link" text:visited-style-name="Visited_20_Internet_20_Link">d</text:a><text:a xlink:type="simple" xlink:href="http://i67.fastpic.ru/big/2014/1108/6d/7a61b1637b603bad47fe1b08a83f6c6d.jpg" text:style-name="Internet_20_link" text:visited-style-name="Visited_20_Internet_20_Link">/7</text:a><text:a xlink:type="simple" xlink:href="http://i67.fastpic.ru/big/2014/1108/6d/7a61b1637b603bad47fe1b08a83f6c6d.jpg" text:style-name="Internet_20_link" text:visited-style-name="Visited_20_Internet_20_Link">a</text:a><text:a xlink:type="simple" xlink:href="http://i67.fastpic.ru/big/2014/1108/6d/7a61b1637b603bad47fe1b08a83f6c6d.jpg" text:style-name="Internet_20_link" text:visited-style-name="Visited_20_Internet_20_Link">61</text:a><text:a xlink:type="simple" xlink:href="http://i67.fastpic.ru/big/2014/1108/6d/7a61b1637b603bad47fe1b08a83f6c6d.jpg" text:style-name="Internet_20_link" text:visited-style-name="Visited_20_Internet_20_Link">b</text:a><text:a xlink:type="simple" xlink:href="http://i67.fastpic.ru/big/2014/1108/6d/7a61b1637b603bad47fe1b08a83f6c6d.jpg" text:style-name="Internet_20_link" text:visited-style-name="Visited_20_Internet_20_Link">1637</text:a><text:a xlink:type="simple" xlink:href="http://i67.fastpic.ru/big/2014/1108/6d/7a61b1637b603bad47fe1b08a83f6c6d.jpg" text:style-name="Internet_20_link" text:visited-style-name="Visited_20_Internet_20_Link">b</text:a><text:a xlink:type="simple" xlink:href="http://i67.fastpic.ru/big/2014/1108/6d/7a61b1637b603bad47fe1b08a83f6c6d.jpg" text:style-name="Internet_20_link" text:visited-style-name="Visited_20_Internet_20_Link">603</text:a><text:a xlink:type="simple" xlink:href="http://i67.fastpic.ru/big/2014/1108/6d/7a61b1637b603bad47fe1b08a83f6c6d.jpg" text:style-name="Internet_20_link" text:visited-style-name="Visited_20_Internet_20_Link">bad</text:a><text:a xlink:type="simple" xlink:href="http://i67.fastpic.ru/big/2014/1108/6d/7a61b1637b603bad47fe1b08a83f6c6d.jpg" text:style-name="Internet_20_link" text:visited-style-name="Visited_20_Internet_20_Link">47</text:a><text:a xlink:type="simple" xlink:href="http://i67.fastpic.ru/big/2014/1108/6d/7a61b1637b603bad47fe1b08a83f6c6d.jpg" text:style-name="Internet_20_link" text:visited-style-name="Visited_20_Internet_20_Link">fe</text:a><text:a xlink:type="simple" xlink:href="http://i67.fastpic.ru/big/2014/1108/6d/7a61b1637b603bad47fe1b08a83f6c6d.jpg" text:style-name="Internet_20_link" text:visited-style-name="Visited_20_Internet_20_Link">1</text:a><text:a xlink:type="simple" xlink:href="http://i67.fastpic.ru/big/2014/1108/6d/7a61b1637b603bad47fe1b08a83f6c6d.jpg" text:style-name="Internet_20_link" text:visited-style-name="Visited_20_Internet_20_Link">b</text:a><text:a xlink:type="simple" xlink:href="http://i67.fastpic.ru/big/2014/1108/6d/7a61b1637b603bad47fe1b08a83f6c6d.jpg" text:style-name="Internet_20_link" text:visited-style-name="Visited_20_Internet_20_Link">08</text:a><text:a xlink:type="simple" xlink:href="http://i67.fastpic.ru/big/2014/1108/6d/7a61b1637b603bad47fe1b08a83f6c6d.jpg" text:style-name="Internet_20_link" text:visited-style-name="Visited_20_Internet_20_Link">a</text:a><text:a xlink:type="simple" xlink:href="http://i67.fastpic.ru/big/2014/1108/6d/7a61b1637b603bad47fe1b08a83f6c6d.jpg" text:style-name="Internet_20_link" text:visited-style-name="Visited_20_Internet_20_Link">83</text:a><text:a xlink:type="simple" xlink:href="http://i67.fastpic.ru/big/2014/1108/6d/7a61b1637b603bad47fe1b08a83f6c6d.jpg" text:style-name="Internet_20_link" text:visited-style-name="Visited_20_Internet_20_Link">f</text:a><text:a xlink:type="simple" xlink:href="http://i67.fastpic.ru/big/2014/1108/6d/7a61b1637b603bad47fe1b08a83f6c6d.jpg" text:style-name="Internet_20_link" text:visited-style-name="Visited_20_Internet_20_Link">6</text:a><text:a xlink:type="simple" xlink:href="http://i67.fastpic.ru/big/2014/1108/6d/7a61b1637b603bad47fe1b08a83f6c6d.jpg" text:style-name="Internet_20_link" text:visited-style-name="Visited_20_Internet_20_Link">c</text:a><text:a xlink:type="simple" xlink:href="http://i67.fastpic.ru/big/2014/1108/6d/7a61b1637b603bad47fe1b08a83f6c6d.jpg" text:style-name="Internet_20_link" text:visited-style-name="Visited_20_Internet_20_Link">6</text:a><text:a xlink:type="simple" xlink:href="http://i67.fastpic.ru/big/2014/1108/6d/7a61b1637b603bad47fe1b08a83f6c6d.jpg" text:style-name="Internet_20_link" text:visited-style-name="Visited_20_Internet_20_Link">d</text:a><text:a xlink:type="simple" xlink:href="http://i67.fastpic.ru/big/2014/1108/6d/7a61b1637b603bad47fe1b08a83f6c6d.jpg" text:style-name="Internet_20_link" text:visited-style-name="Visited_20_Internet_20_Link">.</text:a><text:a xlink:type="simple" xlink:href="http://i67.fastpic.ru/big/2014/1108/6d/7a61b1637b603bad47fe1b08a83f6c6d.jpg" text:style-name="Internet_20_link" text:visited-style-name="Visited_20_Internet_20_Link">jpg</text:a></text:p>
      <text:p text:style-name="P2"/>
      <text:p text:style-name="P2"/>
      <text:p text:style-name="P2"/>
      <text:p text:style-name="P2">LINKI DO GRAFIK</text:p>
      <text:p text:style-name="P2"/>
      <text:p text:style-name="P2"><text:a xlink:type="simple" xlink:href="http://2.bp.blogspot.com/-gkCPFxaiu8s/VE_SI5pxgBI/AAAAAAAACbk/tbR0678cDjw/s1600/dracula-untold-masthead-tsr-1-sht_1280x714.png" text:style-name="Internet_20_link" text:visited-style-name="Visited_20_Internet_20_Link">http</text:a><text:a xlink:type="simple" xlink:href="http://2.bp.blogspot.com/-gkCPFxaiu8s/VE_SI5pxgBI/AAAAAAAACbk/tbR0678cDjw/s1600/dracula-untold-masthead-tsr-1-sht_1280x714.png" text:style-name="Internet_20_link" text:visited-style-name="Visited_20_Internet_20_Link">://2.</text:a><text:a xlink:type="simple" xlink:href="http://2.bp.blogspot.com/-gkCPFxaiu8s/VE_SI5pxgBI/AAAAAAAACbk/tbR0678cDjw/s1600/dracula-untold-masthead-tsr-1-sht_1280x714.png" text:style-name="Internet_20_link" text:visited-style-name="Visited_20_Internet_20_Link">bp</text:a><text:a xlink:type="simple" xlink:href="http://2.bp.blogspot.com/-gkCPFxaiu8s/VE_SI5pxgBI/AAAAAAAACbk/tbR0678cDjw/s1600/dracula-untold-masthead-tsr-1-sht_1280x714.png" text:style-name="Internet_20_link" text:visited-style-name="Visited_20_Internet_20_Link">.</text:a><text:a xlink:type="simple" xlink:href="http://2.bp.blogspot.com/-gkCPFxaiu8s/VE_SI5pxgBI/AAAAAAAACbk/tbR0678cDjw/s1600/dracula-untold-masthead-tsr-1-sht_1280x714.png" text:style-name="Internet_20_link" text:visited-style-name="Visited_20_Internet_20_Link">blogspot</text:a><text:a xlink:type="simple" xlink:href="http://2.bp.blogspot.com/-gkCPFxaiu8s/VE_SI5pxgBI/AAAAAAAACbk/tbR0678cDjw/s1600/dracula-untold-masthead-tsr-1-sht_1280x714.png" text:style-name="Internet_20_link" text:visited-style-name="Visited_20_Internet_20_Link">.</text:a><text:a xlink:type="simple" xlink:href="http://2.bp.blogspot.com/-gkCPFxaiu8s/VE_SI5pxgBI/AAAAAAAACbk/tbR0678cDjw/s1600/dracula-untold-masthead-tsr-1-sht_1280x714.png" text:style-name="Internet_20_link" text:visited-style-name="Visited_20_Internet_20_Link">com</text:a><text:a xlink:type="simple" xlink:href="http://2.bp.blogspot.com/-gkCPFxaiu8s/VE_SI5pxgBI/AAAAAAAACbk/tbR0678cDjw/s1600/dracula-untold-masthead-tsr-1-sht_1280x714.png" text:style-name="Internet_20_link" text:visited-style-name="Visited_20_Internet_20_Link">/-</text:a><text:a xlink:type="simple" xlink:href="http://2.bp.blogspot.com/-gkCPFxaiu8s/VE_SI5pxgBI/AAAAAAAACbk/tbR0678cDjw/s1600/dracula-untold-masthead-tsr-1-sht_1280x714.png" text:style-name="Internet_20_link" text:visited-style-name="Visited_20_Internet_20_Link">gkCPFxaiu</text:a><text:a xlink:type="simple" xlink:href="http://2.bp.blogspot.com/-gkCPFxaiu8s/VE_SI5pxgBI/AAAAAAAACbk/tbR0678cDjw/s1600/dracula-untold-masthead-tsr-1-sht_1280x714.png" text:style-name="Internet_20_link" text:visited-style-name="Visited_20_Internet_20_Link">8</text:a><text:a xlink:type="simple" xlink:href="http://2.bp.blogspot.com/-gkCPFxaiu8s/VE_SI5pxgBI/AAAAAAAACbk/tbR0678cDjw/s1600/dracula-untold-masthead-tsr-1-sht_1280x714.png" text:style-name="Internet_20_link" text:visited-style-name="Visited_20_Internet_20_Link">s</text:a><text:a xlink:type="simple" xlink:href="http://2.bp.blogspot.com/-gkCPFxaiu8s/VE_SI5pxgBI/AAAAAAAACbk/tbR0678cDjw/s1600/dracula-untold-masthead-tsr-1-sht_1280x714.png" text:style-name="Internet_20_link" text:visited-style-name="Visited_20_Internet_20_Link">/</text:a><text:a xlink:type="simple" xlink:href="http://2.bp.blogspot.com/-gkCPFxaiu8s/VE_SI5pxgBI/AAAAAAAACbk/tbR0678cDjw/s1600/dracula-untold-masthead-tsr-1-sht_1280x714.png" text:style-name="Internet_20_link" text:visited-style-name="Visited_20_Internet_20_Link">VE</text:a><text:a xlink:type="simple" xlink:href="http://2.bp.blogspot.com/-gkCPFxaiu8s/VE_SI5pxgBI/AAAAAAAACbk/tbR0678cDjw/s1600/dracula-untold-masthead-tsr-1-sht_1280x714.png" text:style-name="Internet_20_link" text:visited-style-name="Visited_20_Internet_20_Link">_</text:a><text:a xlink:type="simple" xlink:href="http://2.bp.blogspot.com/-gkCPFxaiu8s/VE_SI5pxgBI/AAAAAAAACbk/tbR0678cDjw/s1600/dracula-untold-masthead-tsr-1-sht_1280x714.png" text:style-name="Internet_20_link" text:visited-style-name="Visited_20_Internet_20_Link">SI</text:a><text:a xlink:type="simple" xlink:href="http://2.bp.blogspot.com/-gkCPFxaiu8s/VE_SI5pxgBI/AAAAAAAACbk/tbR0678cDjw/s1600/dracula-untold-masthead-tsr-1-sht_1280x714.png" text:style-name="Internet_20_link" text:visited-style-name="Visited_20_Internet_20_Link">5</text:a><text:a xlink:type="simple" xlink:href="http://2.bp.blogspot.com/-gkCPFxaiu8s/VE_SI5pxgBI/AAAAAAAACbk/tbR0678cDjw/s1600/dracula-untold-masthead-tsr-1-sht_1280x714.png" text:style-name="Internet_20_link" text:visited-style-name="Visited_20_Internet_20_Link">pxgBI</text:a><text:a xlink:type="simple" xlink:href="http://2.bp.blogspot.com/-gkCPFxaiu8s/VE_SI5pxgBI/AAAAAAAACbk/tbR0678cDjw/s1600/dracula-untold-masthead-tsr-1-sht_1280x714.png" text:style-name="Internet_20_link" text:visited-style-name="Visited_20_Internet_20_Link">/</text:a><text:a xlink:type="simple" xlink:href="http://2.bp.blogspot.com/-gkCPFxaiu8s/VE_SI5pxgBI/AAAAAAAACbk/tbR0678cDjw/s1600/dracula-untold-masthead-tsr-1-sht_1280x714.png" text:style-name="Internet_20_link" text:visited-style-name="Visited_20_Internet_20_Link">AAAAAAAACbk</text:a><text:a xlink:type="simple" xlink:href="http://2.bp.blogspot.com/-gkCPFxaiu8s/VE_SI5pxgBI/AAAAAAAACbk/tbR0678cDjw/s1600/dracula-untold-masthead-tsr-1-sht_1280x714.png" text:style-name="Internet_20_link" text:visited-style-name="Visited_20_Internet_20_Link">/</text:a><text:a xlink:type="simple" xlink:href="http://2.bp.blogspot.com/-gkCPFxaiu8s/VE_SI5pxgBI/AAAAAAAACbk/tbR0678cDjw/s1600/dracula-untold-masthead-tsr-1-sht_1280x714.png" text:style-name="Internet_20_link" text:visited-style-name="Visited_20_Internet_20_Link">tbR</text:a><text:a xlink:type="simple" xlink:href="http://2.bp.blogspot.com/-gkCPFxaiu8s/VE_SI5pxgBI/AAAAAAAACbk/tbR0678cDjw/s1600/dracula-untold-masthead-tsr-1-sht_1280x714.png" text:style-name="Internet_20_link" text:visited-style-name="Visited_20_Internet_20_Link">0678</text:a><text:a xlink:type="simple" xlink:href="http://2.bp.blogspot.com/-gkCPFxaiu8s/VE_SI5pxgBI/AAAAAAAACbk/tbR0678cDjw/s1600/dracula-untold-masthead-tsr-1-sht_1280x714.png" text:style-name="Internet_20_link" text:visited-style-name="Visited_20_Internet_20_Link">cDjw</text:a><text:a xlink:type="simple" xlink:href="http://2.bp.blogspot.com/-gkCPFxaiu8s/VE_SI5pxgBI/AAAAAAAACbk/tbR0678cDjw/s1600/dracula-untold-masthead-tsr-1-sht_1280x714.png" text:style-name="Internet_20_link" text:visited-style-name="Visited_20_Internet_20_Link">/</text:a><text:a xlink:type="simple" xlink:href="http://2.bp.blogspot.com/-gkCPFxaiu8s/VE_SI5pxgBI/AAAAAAAACbk/tbR0678cDjw/s1600/dracula-untold-masthead-tsr-1-sht_1280x714.png" text:style-name="Internet_20_link" text:visited-style-name="Visited_20_Internet_20_Link">s</text:a><text:a xlink:type="simple" xlink:href="http://2.bp.blogspot.com/-gkCPFxaiu8s/VE_SI5pxgBI/AAAAAAAACbk/tbR0678cDjw/s1600/dracula-untold-masthead-tsr-1-sht_1280x714.png" text:style-name="Internet_20_link" text:visited-style-name="Visited_20_Internet_20_Link">1600/</text:a><text:a xlink:type="simple" xlink:href="http://2.bp.blogspot.com/-gkCPFxaiu8s/VE_SI5pxgBI/AAAAAAAACbk/tbR0678cDjw/s1600/dracula-untold-masthead-tsr-1-sht_1280x714.png" text:style-name="Internet_20_link" text:visited-style-name="Visited_20_Internet_20_Link">dracula</text:a><text:a xlink:type="simple" xlink:href="http://2.bp.blogspot.com/-gkCPFxaiu8s/VE_SI5pxgBI/AAAAAAAACbk/tbR0678cDjw/s1600/dracula-untold-masthead-tsr-1-sht_1280x714.png" text:style-name="Internet_20_link" text:visited-style-name="Visited_20_Internet_20_Link">-</text:a><text:a xlink:type="simple" xlink:href="http://2.bp.blogspot.com/-gkCPFxaiu8s/VE_SI5pxgBI/AAAAAAAACbk/tbR0678cDjw/s1600/dracula-untold-masthead-tsr-1-sht_1280x714.png" text:style-name="Internet_20_link" text:visited-style-name="Visited_20_Internet_20_Link">untold</text:a><text:a xlink:type="simple" xlink:href="http://2.bp.blogspot.com/-gkCPFxaiu8s/VE_SI5pxgBI/AAAAAAAACbk/tbR0678cDjw/s1600/dracula-untold-masthead-tsr-1-sht_1280x714.png" text:style-name="Internet_20_link" text:visited-style-name="Visited_20_Internet_20_Link">-</text:a><text:a xlink:type="simple" xlink:href="http://2.bp.blogspot.com/-gkCPFxaiu8s/VE_SI5pxgBI/AAAAAAAACbk/tbR0678cDjw/s1600/dracula-untold-masthead-tsr-1-sht_1280x714.png" text:style-name="Internet_20_link" text:visited-style-name="Visited_20_Internet_20_Link">masthead</text:a><text:a xlink:type="simple" xlink:href="http://2.bp.blogspot.com/-gkCPFxaiu8s/VE_SI5pxgBI/AAAAAAAACbk/tbR0678cDjw/s1600/dracula-untold-masthead-tsr-1-sht_1280x714.png" text:style-name="Internet_20_link" text:visited-style-name="Visited_20_Internet_20_Link">-</text:a><text:a xlink:type="simple" xlink:href="http://2.bp.blogspot.com/-gkCPFxaiu8s/VE_SI5pxgBI/AAAAAAAACbk/tbR0678cDjw/s1600/dracula-untold-masthead-tsr-1-sht_1280x714.png" text:style-name="Internet_20_link" text:visited-style-name="Visited_20_Internet_20_Link">tsr</text:a><text:a xlink:type="simple" xlink:href="http://2.bp.blogspot.com/-gkCPFxaiu8s/VE_SI5pxgBI/AAAAAAAACbk/tbR0678cDjw/s1600/dracula-untold-masthead-tsr-1-sht_1280x714.png" text:style-name="Internet_20_link" text:visited-style-name="Visited_20_Internet_20_Link">-1-</text:a><text:a xlink:type="simple" xlink:href="http://2.bp.blogspot.com/-gkCPFxaiu8s/VE_SI5pxgBI/AAAAAAAACbk/tbR0678cDjw/s1600/dracula-untold-masthead-tsr-1-sht_1280x714.png" text:style-name="Internet_20_link" text:visited-style-name="Visited_20_Internet_20_Link">sht</text:a><text:a xlink:type="simple" xlink:href="http://2.bp.blogspot.com/-gkCPFxaiu8s/VE_SI5pxgBI/AAAAAAAACbk/tbR0678cDjw/s1600/dracula-untold-masthead-tsr-1-sht_1280x714.png" text:style-name="Internet_20_link" text:visited-style-name="Visited_20_Internet_20_Link">_1280</text:a><text:a xlink:type="simple" xlink:href="http://2.bp.blogspot.com/-gkCPFxaiu8s/VE_SI5pxgBI/AAAAAAAACbk/tbR0678cDjw/s1600/dracula-untold-masthead-tsr-1-sht_1280x714.png" text:style-name="Internet_20_link" text:visited-style-name="Visited_20_Internet_20_Link">x</text:a><text:a xlink:type="simple" xlink:href="http://2.bp.blogspot.com/-gkCPFxaiu8s/VE_SI5pxgBI/AAAAAAAACbk/tbR0678cDjw/s1600/dracula-untold-masthead-tsr-1-sht_1280x714.png" text:style-name="Internet_20_link" text:visited-style-name="Visited_20_Internet_20_Link">714.</text:a><text:a xlink:type="simple" xlink:href="http://2.bp.blogspot.com/-gkCPFxaiu8s/VE_SI5pxgBI/AAAAAAAACbk/tbR0678cDjw/s1600/dracula-untold-masthead-tsr-1-sht_1280x714.png" text:style-name="Internet_20_link" text:visited-style-name="Visited_20_Internet_20_Link">png</text:a></text:p>
      <text:p text:style-name="P2"/>
      <text:p text:style-name="P2"><text:a xlink:type="simple" xlink:href="http://2.s.dziennik.pl/pliki/6510000/6510921-dracula-historia-nieznana-643-451.jpg" text:style-name="Internet_20_link" text:visited-style-name="Visited_20_Internet_20_Link">http</text:a><text:a xlink:type="simple" xlink:href="http://2.s.dziennik.pl/pliki/6510000/6510921-dracula-historia-nieznana-643-451.jpg" text:style-name="Internet_20_link" text:visited-style-name="Visited_20_Internet_20_Link">://2.</text:a><text:a xlink:type="simple" xlink:href="http://2.s.dziennik.pl/pliki/6510000/6510921-dracula-historia-nieznana-643-451.jpg" text:style-name="Internet_20_link" text:visited-style-name="Visited_20_Internet_20_Link">s</text:a><text:a xlink:type="simple" xlink:href="http://2.s.dziennik.pl/pliki/6510000/6510921-dracula-historia-nieznana-643-451.jpg" text:style-name="Internet_20_link" text:visited-style-name="Visited_20_Internet_20_Link">.</text:a><text:a xlink:type="simple" xlink:href="http://2.s.dziennik.pl/pliki/6510000/6510921-dracula-historia-nieznana-643-451.jpg" text:style-name="Internet_20_link" text:visited-style-name="Visited_20_Internet_20_Link">dziennik</text:a><text:a xlink:type="simple" xlink:href="http://2.s.dziennik.pl/pliki/6510000/6510921-dracula-historia-nieznana-643-451.jpg" text:style-name="Internet_20_link" text:visited-style-name="Visited_20_Internet_20_Link">.</text:a><text:a xlink:type="simple" xlink:href="http://2.s.dziennik.pl/pliki/6510000/6510921-dracula-historia-nieznana-643-451.jpg" text:style-name="Internet_20_link" text:visited-style-name="Visited_20_Internet_20_Link">pl</text:a><text:a xlink:type="simple" xlink:href="http://2.s.dziennik.pl/pliki/6510000/6510921-dracula-historia-nieznana-643-451.jpg" text:style-name="Internet_20_link" text:visited-style-name="Visited_20_Internet_20_Link">/</text:a><text:a xlink:type="simple" xlink:href="http://2.s.dziennik.pl/pliki/6510000/6510921-dracula-historia-nieznana-643-451.jpg" text:style-name="Internet_20_link" text:visited-style-name="Visited_20_Internet_20_Link">pliki</text:a><text:a xlink:type="simple" xlink:href="http://2.s.dziennik.pl/pliki/6510000/6510921-dracula-historia-nieznana-643-451.jpg" text:style-name="Internet_20_link" text:visited-style-name="Visited_20_Internet_20_Link">/6510000/6510921-</text:a><text:a xlink:type="simple" xlink:href="http://2.s.dziennik.pl/pliki/6510000/6510921-dracula-historia-nieznana-643-451.jpg" text:style-name="Internet_20_link" text:visited-style-name="Visited_20_Internet_20_Link">dracula</text:a><text:a xlink:type="simple" xlink:href="http://2.s.dziennik.pl/pliki/6510000/6510921-dracula-historia-nieznana-643-451.jpg" text:style-name="Internet_20_link" text:visited-style-name="Visited_20_Internet_20_Link">-</text:a><text:a xlink:type="simple" xlink:href="http://2.s.dziennik.pl/pliki/6510000/6510921-dracula-historia-nieznana-643-451.jpg" text:style-name="Internet_20_link" text:visited-style-name="Visited_20_Internet_20_Link">historia</text:a><text:a xlink:type="simple" xlink:href="http://2.s.dziennik.pl/pliki/6510000/6510921-dracula-historia-nieznana-643-451.jpg" text:style-name="Internet_20_link" text:visited-style-name="Visited_20_Internet_20_Link">-</text:a><text:a xlink:type="simple" xlink:href="http://2.s.dziennik.pl/pliki/6510000/6510921-dracula-historia-nieznana-643-451.jpg" text:style-name="Internet_20_link" text:visited-style-name="Visited_20_Internet_20_Link">nieznana</text:a><text:a xlink:type="simple" xlink:href="http://2.s.dziennik.pl/pliki/6510000/6510921-dracula-historia-nieznana-643-451.jpg" text:style-name="Internet_20_link" text:visited-style-name="Visited_20_Internet_20_Link">-643-451.</text:a><text:a xlink:type="simple" xlink:href="http://2.s.dziennik.pl/pliki/6510000/6510921-dracula-historia-nieznana-643-451.jpg" text:style-name="Internet_20_link" text:visited-style-name="Visited_20_Internet_20_Link">jpg</text:a></text:p>
      <text:p text:style-name="P2"/>
      <text:p text:style-name="P2"><text:a xlink:type="simple" xlink:href="http://www.awn.com/sites/default/files/styles/original/public/image/featured/1017517-new-dracula-untold-trailer-showcases-stunning-vfx.jpg?itok=g2OCqzz3" text:style-name="Internet_20_link" text:visited-style-name="Visited_20_Internet_20_Link">http</text:a><text:a xlink:type="simple" xlink:href="http://www.awn.com/sites/default/files/styles/original/public/image/featured/1017517-new-dracula-untold-trailer-showcases-stunning-vfx.jpg?itok=g2OCqzz3" text:style-name="Internet_20_link" text:visited-style-name="Visited_20_Internet_20_Link">://</text:a><text:a xlink:type="simple" xlink:href="http://www.awn.com/sites/default/files/styles/original/public/image/featured/1017517-new-dracula-untold-trailer-showcases-stunning-vfx.jpg?itok=g2OCqzz3" text:style-name="Internet_20_link" text:visited-style-name="Visited_20_Internet_20_Link">www</text:a><text:a xlink:type="simple" xlink:href="http://www.awn.com/sites/default/files/styles/original/public/image/featured/1017517-new-dracula-untold-trailer-showcases-stunning-vfx.jpg?itok=g2OCqzz3" text:style-name="Internet_20_link" text:visited-style-name="Visited_20_Internet_20_Link">.</text:a><text:a xlink:type="simple" xlink:href="http://www.awn.com/sites/default/files/styles/original/public/image/featured/1017517-new-dracula-untold-trailer-showcases-stunning-vfx.jpg?itok=g2OCqzz3" text:style-name="Internet_20_link" text:visited-style-name="Visited_20_Internet_20_Link">awn</text:a><text:a xlink:type="simple" xlink:href="http://www.awn.com/sites/default/files/styles/original/public/image/featured/1017517-new-dracula-untold-trailer-showcases-stunning-vfx.jpg?itok=g2OCqzz3" text:style-name="Internet_20_link" text:visited-style-name="Visited_20_Internet_20_Link">.</text:a><text:a xlink:type="simple" xlink:href="http://www.awn.com/sites/default/files/styles/original/public/image/featured/1017517-new-dracula-untold-trailer-showcases-stunning-vfx.jpg?itok=g2OCqzz3" text:style-name="Internet_20_link" text:visited-style-name="Visited_20_Internet_20_Link">com</text:a><text:a xlink:type="simple" xlink:href="http://www.awn.com/sites/default/files/styles/original/public/image/featured/1017517-new-dracula-untold-trailer-showcases-stunning-vfx.jpg?itok=g2OCqzz3" text:style-name="Internet_20_link" text:visited-style-name="Visited_20_Internet_20_Link">/</text:a><text:a xlink:type="simple" xlink:href="http://www.awn.com/sites/default/files/styles/original/public/image/featured/1017517-new-dracula-untold-trailer-showcases-stunning-vfx.jpg?itok=g2OCqzz3" text:style-name="Internet_20_link" text:visited-style-name="Visited_20_Internet_20_Link">sites</text:a><text:a xlink:type="simple" xlink:href="http://www.awn.com/sites/default/files/styles/original/public/image/featured/1017517-new-dracula-untold-trailer-showcases-stunning-vfx.jpg?itok=g2OCqzz3" text:style-name="Internet_20_link" text:visited-style-name="Visited_20_Internet_20_Link">/</text:a><text:a xlink:type="simple" xlink:href="http://www.awn.com/sites/default/files/styles/original/public/image/featured/1017517-new-dracula-untold-trailer-showcases-stunning-vfx.jpg?itok=g2OCqzz3" text:style-name="Internet_20_link" text:visited-style-name="Visited_20_Internet_20_Link">default</text:a><text:a xlink:type="simple" xlink:href="http://www.awn.com/sites/default/files/styles/original/public/image/featured/1017517-new-dracula-untold-trailer-showcases-stunning-vfx.jpg?itok=g2OCqzz3" text:style-name="Internet_20_link" text:visited-style-name="Visited_20_Internet_20_Link">/</text:a><text:a xlink:type="simple" xlink:href="http://www.awn.com/sites/default/files/styles/original/public/image/featured/1017517-new-dracula-untold-trailer-showcases-stunning-vfx.jpg?itok=g2OCqzz3" text:style-name="Internet_20_link" text:visited-style-name="Visited_20_Internet_20_Link">files</text:a><text:a xlink:type="simple" xlink:href="http://www.awn.com/sites/default/files/styles/original/public/image/featured/1017517-new-dracula-untold-trailer-showcases-stunning-vfx.jpg?itok=g2OCqzz3" text:style-name="Internet_20_link" text:visited-style-name="Visited_20_Internet_20_Link">/</text:a><text:a xlink:type="simple" xlink:href="http://www.awn.com/sites/default/files/styles/original/public/image/featured/1017517-new-dracula-untold-trailer-showcases-stunning-vfx.jpg?itok=g2OCqzz3" text:style-name="Internet_20_link" text:visited-style-name="Visited_20_Internet_20_Link">styles</text:a><text:a xlink:type="simple" xlink:href="http://www.awn.com/sites/default/files/styles/original/public/image/featured/1017517-new-dracula-untold-trailer-showcases-stunning-vfx.jpg?itok=g2OCqzz3" text:style-name="Internet_20_link" text:visited-style-name="Visited_20_Internet_20_Link">/</text:a><text:a xlink:type="simple" xlink:href="http://www.awn.com/sites/default/files/styles/original/public/image/featured/1017517-new-dracula-untold-trailer-showcases-stunning-vfx.jpg?itok=g2OCqzz3" text:style-name="Internet_20_link" text:visited-style-name="Visited_20_Internet_20_Link">original</text:a><text:a xlink:type="simple" xlink:href="http://www.awn.com/sites/default/files/styles/original/public/image/featured/1017517-new-dracula-untold-trailer-showcases-stunning-vfx.jpg?itok=g2OCqzz3" text:style-name="Internet_20_link" text:visited-style-name="Visited_20_Internet_20_Link">/</text:a><text:a xlink:type="simple" xlink:href="http://www.awn.com/sites/default/files/styles/original/public/image/featured/1017517-new-dracula-untold-trailer-showcases-stunning-vfx.jpg?itok=g2OCqzz3" text:style-name="Internet_20_link" text:visited-style-name="Visited_20_Internet_20_Link">public</text:a><text:a xlink:type="simple" xlink:href="http://www.awn.com/sites/default/files/styles/original/public/image/featured/1017517-new-dracula-untold-trailer-showcases-stunning-vfx.jpg?itok=g2OCqzz3" text:style-name="Internet_20_link" text:visited-style-name="Visited_20_Internet_20_Link">/</text:a><text:a xlink:type="simple" xlink:href="http://www.awn.com/sites/default/files/styles/original/public/image/featured/1017517-new-dracula-untold-trailer-showcases-stunning-vfx.jpg?itok=g2OCqzz3" text:style-name="Internet_20_link" text:visited-style-name="Visited_20_Internet_20_Link">image</text:a><text:a xlink:type="simple" xlink:href="http://www.awn.com/sites/default/files/styles/original/public/image/featured/1017517-new-dracula-untold-trailer-showcases-stunning-vfx.jpg?itok=g2OCqzz3" text:style-name="Internet_20_link" text:visited-style-name="Visited_20_Internet_20_Link">/</text:a><text:a xlink:type="simple" xlink:href="http://www.awn.com/sites/default/files/styles/original/public/image/featured/1017517-new-dracula-untold-trailer-showcases-stunning-vfx.jpg?itok=g2OCqzz3" text:style-name="Internet_20_link" text:visited-style-name="Visited_20_Internet_20_Link">featured</text:a><text:a xlink:type="simple" xlink:href="http://www.awn.com/sites/default/files/styles/original/public/image/featured/1017517-new-dracula-untold-trailer-showcases-stunning-vfx.jpg?itok=g2OCqzz3" text:style-name="Internet_20_link" text:visited-style-name="Visited_20_Internet_20_Link">/1017517-</text:a><text:a xlink:type="simple" xlink:href="http://www.awn.com/sites/default/files/styles/original/public/image/featured/1017517-new-dracula-untold-trailer-showcases-stunning-vfx.jpg?itok=g2OCqzz3" text:style-name="Internet_20_link" text:visited-style-name="Visited_20_Internet_20_Link">new</text:a><text:a xlink:type="simple" xlink:href="http://www.awn.com/sites/default/files/styles/original/public/image/featured/1017517-new-dracula-untold-trailer-showcases-stunning-vfx.jpg?itok=g2OCqzz3" text:style-name="Internet_20_link" text:visited-style-name="Visited_20_Internet_20_Link">-</text:a><text:a xlink:type="simple" xlink:href="http://www.awn.com/sites/default/files/styles/original/public/image/featured/1017517-new-dracula-untold-trailer-showcases-stunning-vfx.jpg?itok=g2OCqzz3" text:style-name="Internet_20_link" text:visited-style-name="Visited_20_Internet_20_Link">dracula</text:a><text:a xlink:type="simple" xlink:href="http://www.awn.com/sites/default/files/styles/original/public/image/featured/1017517-new-dracula-untold-trailer-showcases-stunning-vfx.jpg?itok=g2OCqzz3" text:style-name="Internet_20_link" text:visited-style-name="Visited_20_Internet_20_Link">-</text:a><text:a xlink:type="simple" xlink:href="http://www.awn.com/sites/default/files/styles/original/public/image/featured/1017517-new-dracula-untold-trailer-showcases-stunning-vfx.jpg?itok=g2OCqzz3" text:style-name="Internet_20_link" text:visited-style-name="Visited_20_Internet_20_Link">untold</text:a><text:a xlink:type="simple" xlink:href="http://www.awn.com/sites/default/files/styles/original/public/image/featured/1017517-new-dracula-untold-trailer-showcases-stunning-vfx.jpg?itok=g2OCqzz3" text:style-name="Internet_20_link" text:visited-style-name="Visited_20_Internet_20_Link">-</text:a><text:a xlink:type="simple" xlink:href="http://www.awn.com/sites/default/files/styles/original/public/image/featured/1017517-new-dracula-untold-trailer-showcases-stunning-vfx.jpg?itok=g2OCqzz3" text:style-name="Internet_20_link" text:visited-style-name="Visited_20_Internet_20_Link">trailer</text:a><text:a xlink:type="simple" xlink:href="http://www.awn.com/sites/default/files/styles/original/public/image/featured/1017517-new-dracula-untold-trailer-showcases-stunning-vfx.jpg?itok=g2OCqzz3" text:style-name="Internet_20_link" text:visited-style-name="Visited_20_Internet_20_Link">-</text:a><text:a xlink:type="simple" xlink:href="http://www.awn.com/sites/default/files/styles/original/public/image/featured/1017517-new-dracula-untold-trailer-showcases-stunning-vfx.jpg?itok=g2OCqzz3" text:style-name="Internet_20_link" text:visited-style-name="Visited_20_Internet_20_Link">showcases</text:a><text:a xlink:type="simple" xlink:href="http://www.awn.com/sites/default/files/styles/original/public/image/featured/1017517-new-dracula-untold-trailer-showcases-stunning-vfx.jpg?itok=g2OCqzz3" text:style-name="Internet_20_link" text:visited-style-name="Visited_20_Internet_20_Link">-</text:a><text:a xlink:type="simple" xlink:href="http://www.awn.com/sites/default/files/styles/original/public/image/featured/1017517-new-dracula-untold-trailer-showcases-stunning-vfx.jpg?itok=g2OCqzz3" text:style-name="Internet_20_link" text:visited-style-name="Visited_20_Internet_20_Link">stunning</text:a><text:a xlink:type="simple" xlink:href="http://www.awn.com/sites/default/files/styles/original/public/image/featured/1017517-new-dracula-untold-trailer-showcases-stunning-vfx.jpg?itok=g2OCqzz3" text:style-name="Internet_20_link" text:visited-style-name="Visited_20_Internet_20_Link">-</text:a><text:a xlink:type="simple" xlink:href="http://www.awn.com/sites/default/files/styles/original/public/image/featured/1017517-new-dracula-untold-trailer-showcases-stunning-vfx.jpg?itok=g2OCqzz3" text:style-name="Internet_20_link" text:visited-style-name="Visited_20_Internet_20_Link">vfx</text:a><text:a xlink:type="simple" xlink:href="http://www.awn.com/sites/default/files/styles/original/public/image/featured/1017517-new-dracula-untold-trailer-showcases-stunning-vfx.jpg?itok=g2OCqzz3" text:style-name="Internet_20_link" text:visited-style-name="Visited_20_Internet_20_Link">.</text:a><text:a xlink:type="simple" xlink:href="http://www.awn.com/sites/default/files/styles/original/public/image/featured/1017517-new-dracula-untold-trailer-showcases-stunning-vfx.jpg?itok=g2OCqzz3" text:style-name="Internet_20_link" text:visited-style-name="Visited_20_Internet_20_Link">jpg</text:a><text:a xlink:type="simple" xlink:href="http://www.awn.com/sites/default/files/styles/original/public/image/featured/1017517-new-dracula-untold-trailer-showcases-stunning-vfx.jpg?itok=g2OCqzz3" text:style-name="Internet_20_link" text:visited-style-name="Visited_20_Internet_20_Link">?</text:a><text:a xlink:type="simple" xlink:href="http://www.awn.com/sites/default/files/styles/original/public/image/featured/1017517-new-dracula-untold-trailer-showcases-stunning-vfx.jpg?itok=g2OCqzz3" text:style-name="Internet_20_link" text:visited-style-name="Visited_20_Internet_20_Link">itok</text:a><text:a xlink:type="simple" xlink:href="http://www.awn.com/sites/default/files/styles/original/public/image/featured/1017517-new-dracula-untold-trailer-showcases-stunning-vfx.jpg?itok=g2OCqzz3" text:style-name="Internet_20_link" text:visited-style-name="Visited_20_Internet_20_Link">=</text:a><text:a xlink:type="simple" xlink:href="http://www.awn.com/sites/default/files/styles/original/public/image/featured/1017517-new-dracula-untold-trailer-showcases-stunning-vfx.jpg?itok=g2OCqzz3" text:style-name="Internet_20_link" text:visited-style-name="Visited_20_Internet_20_Link">g</text:a><text:a xlink:type="simple" xlink:href="http://www.awn.com/sites/default/files/styles/original/public/image/featured/1017517-new-dracula-untold-trailer-showcases-stunning-vfx.jpg?itok=g2OCqzz3" text:style-name="Internet_20_link" text:visited-style-name="Visited_20_Internet_20_Link">2</text:a><text:a xlink:type="simple" xlink:href="http://www.awn.com/sites/default/files/styles/original/public/image/featured/1017517-new-dracula-untold-trailer-showcases-stunning-vfx.jpg?itok=g2OCqzz3" text:style-name="Internet_20_link" text:visited-style-name="Visited_20_Internet_20_Link">OCqzz</text:a><text:a xlink:type="simple" xlink:href="http://www.awn.com/sites/default/files/styles/original/public/image/featured/1017517-new-dracula-untold-trailer-showcases-stunning-vfx.jpg?itok=g2OCqzz3" text:style-name="Internet_20_link" text:visited-style-name="Visited_20_Internet_20_Link">3</text:a></text:p>
      <text:p text:style-name="P2"/>
      <text:p text:style-name="P2"><text:a xlink:type="simple" xlink:href="http://i67.fastpic.ru/big/2014/1108/6d/7a61b1637b603bad47fe1b08a83f6c6d.jpg" text:style-name="Internet_20_link" text:visited-style-name="Visited_20_Internet_20_Link">http</text:a><text:a xlink:type="simple" xlink:href="http://i67.fastpic.ru/big/2014/1108/6d/7a61b1637b603bad47fe1b08a83f6c6d.jpg" text:style-name="Internet_20_link" text:visited-style-name="Visited_20_Internet_20_Link">://</text:a><text:a xlink:type="simple" xlink:href="http://i67.fastpic.ru/big/2014/1108/6d/7a61b1637b603bad47fe1b08a83f6c6d.jpg" text:style-name="Internet_20_link" text:visited-style-name="Visited_20_Internet_20_Link">i</text:a><text:a xlink:type="simple" xlink:href="http://i67.fastpic.ru/big/2014/1108/6d/7a61b1637b603bad47fe1b08a83f6c6d.jpg" text:style-name="Internet_20_link" text:visited-style-name="Visited_20_Internet_20_Link">67.</text:a><text:a xlink:type="simple" xlink:href="http://i67.fastpic.ru/big/2014/1108/6d/7a61b1637b603bad47fe1b08a83f6c6d.jpg" text:style-name="Internet_20_link" text:visited-style-name="Visited_20_Internet_20_Link">fastpic</text:a><text:a xlink:type="simple" xlink:href="http://i67.fastpic.ru/big/2014/1108/6d/7a61b1637b603bad47fe1b08a83f6c6d.jpg" text:style-name="Internet_20_link" text:visited-style-name="Visited_20_Internet_20_Link">.</text:a><text:a xlink:type="simple" xlink:href="http://i67.fastpic.ru/big/2014/1108/6d/7a61b1637b603bad47fe1b08a83f6c6d.jpg" text:style-name="Internet_20_link" text:visited-style-name="Visited_20_Internet_20_Link">ru</text:a><text:a xlink:type="simple" xlink:href="http://i67.fastpic.ru/big/2014/1108/6d/7a61b1637b603bad47fe1b08a83f6c6d.jpg" text:style-name="Internet_20_link" text:visited-style-name="Visited_20_Internet_20_Link">/</text:a><text:a xlink:type="simple" xlink:href="http://i67.fastpic.ru/big/2014/1108/6d/7a61b1637b603bad47fe1b08a83f6c6d.jpg" text:style-name="Internet_20_link" text:visited-style-name="Visited_20_Internet_20_Link">big</text:a><text:a xlink:type="simple" xlink:href="http://i67.fastpic.ru/big/2014/1108/6d/7a61b1637b603bad47fe1b08a83f6c6d.jpg" text:style-name="Internet_20_link" text:visited-style-name="Visited_20_Internet_20_Link">/2014/1108/6</text:a><text:a xlink:type="simple" xlink:href="http://i67.fastpic.ru/big/2014/1108/6d/7a61b1637b603bad47fe1b08a83f6c6d.jpg" text:style-name="Internet_20_link" text:visited-style-name="Visited_20_Internet_20_Link">d</text:a><text:a xlink:type="simple" xlink:href="http://i67.fastpic.ru/big/2014/1108/6d/7a61b1637b603bad47fe1b08a83f6c6d.jpg" text:style-name="Internet_20_link" text:visited-style-name="Visited_20_Internet_20_Link">/7</text:a><text:a xlink:type="simple" xlink:href="http://i67.fastpic.ru/big/2014/1108/6d/7a61b1637b603bad47fe1b08a83f6c6d.jpg" text:style-name="Internet_20_link" text:visited-style-name="Visited_20_Internet_20_Link">a</text:a><text:a xlink:type="simple" xlink:href="http://i67.fastpic.ru/big/2014/1108/6d/7a61b1637b603bad47fe1b08a83f6c6d.jpg" text:style-name="Internet_20_link" text:visited-style-name="Visited_20_Internet_20_Link">61</text:a><text:a xlink:type="simple" xlink:href="http://i67.fastpic.ru/big/2014/1108/6d/7a61b1637b603bad47fe1b08a83f6c6d.jpg" text:style-name="Internet_20_link" text:visited-style-name="Visited_20_Internet_20_Link">b</text:a><text:a xlink:type="simple" xlink:href="http://i67.fastpic.ru/big/2014/1108/6d/7a61b1637b603bad47fe1b08a83f6c6d.jpg" text:style-name="Internet_20_link" text:visited-style-name="Visited_20_Internet_20_Link">1637</text:a><text:a xlink:type="simple" xlink:href="http://i67.fastpic.ru/big/2014/1108/6d/7a61b1637b603bad47fe1b08a83f6c6d.jpg" text:style-name="Internet_20_link" text:visited-style-name="Visited_20_Internet_20_Link">b</text:a><text:a xlink:type="simple" xlink:href="http://i67.fastpic.ru/big/2014/1108/6d/7a61b1637b603bad47fe1b08a83f6c6d.jpg" text:style-name="Internet_20_link" text:visited-style-name="Visited_20_Internet_20_Link">603</text:a><text:a xlink:type="simple" xlink:href="http://i67.fastpic.ru/big/2014/1108/6d/7a61b1637b603bad47fe1b08a83f6c6d.jpg" text:style-name="Internet_20_link" text:visited-style-name="Visited_20_Internet_20_Link">bad</text:a><text:a xlink:type="simple" xlink:href="http://i67.fastpic.ru/big/2014/1108/6d/7a61b1637b603bad47fe1b08a83f6c6d.jpg" text:style-name="Internet_20_link" text:visited-style-name="Visited_20_Internet_20_Link">47</text:a><text:a xlink:type="simple" xlink:href="http://i67.fastpic.ru/big/2014/1108/6d/7a61b1637b603bad47fe1b08a83f6c6d.jpg" text:style-name="Internet_20_link" text:visited-style-name="Visited_20_Internet_20_Link">fe</text:a><text:a xlink:type="simple" xlink:href="http://i67.fastpic.ru/big/2014/1108/6d/7a61b1637b603bad47fe1b08a83f6c6d.jpg" text:style-name="Internet_20_link" text:visited-style-name="Visited_20_Internet_20_Link">1</text:a><text:a xlink:type="simple" xlink:href="http://i67.fastpic.ru/big/2014/1108/6d/7a61b1637b603bad47fe1b08a83f6c6d.jpg" text:style-name="Internet_20_link" text:visited-style-name="Visited_20_Internet_20_Link">b</text:a><text:a xlink:type="simple" xlink:href="http://i67.fastpic.ru/big/2014/1108/6d/7a61b1637b603bad47fe1b08a83f6c6d.jpg" text:style-name="Internet_20_link" text:visited-style-name="Visited_20_Internet_20_Link">08</text:a><text:a xlink:type="simple" xlink:href="http://i67.fastpic.ru/big/2014/1108/6d/7a61b1637b603bad47fe1b08a83f6c6d.jpg" text:style-name="Internet_20_link" text:visited-style-name="Visited_20_Internet_20_Link">a</text:a><text:a xlink:type="simple" xlink:href="http://i67.fastpic.ru/big/2014/1108/6d/7a61b1637b603bad47fe1b08a83f6c6d.jpg" text:style-name="Internet_20_link" text:visited-style-name="Visited_20_Internet_20_Link">83</text:a><text:a xlink:type="simple" xlink:href="http://i67.fastpic.ru/big/2014/1108/6d/7a61b1637b603bad47fe1b08a83f6c6d.jpg" text:style-name="Internet_20_link" text:visited-style-name="Visited_20_Internet_20_Link">f</text:a><text:a xlink:type="simple" xlink:href="http://i67.fastpic.ru/big/2014/1108/6d/7a61b1637b603bad47fe1b08a83f6c6d.jpg" text:style-name="Internet_20_link" text:visited-style-name="Visited_20_Internet_20_Link">6</text:a><text:a xlink:type="simple" xlink:href="http://i67.fastpic.ru/big/2014/1108/6d/7a61b1637b603bad47fe1b08a83f6c6d.jpg" text:style-name="Internet_20_link" text:visited-style-name="Visited_20_Internet_20_Link">c</text:a><text:a xlink:type="simple" xlink:href="http://i67.fastpic.ru/big/2014/1108/6d/7a61b1637b603bad47fe1b08a83f6c6d.jpg" text:style-name="Internet_20_link" text:visited-style-name="Visited_20_Internet_20_Link">6</text:a><text:a xlink:type="simple" xlink:href="http://i67.fastpic.ru/big/2014/1108/6d/7a61b1637b603bad47fe1b08a83f6c6d.jpg" text:style-name="Internet_20_link" text:visited-style-name="Visited_20_Internet_20_Link">d</text:a><text:a xlink:type="simple" xlink:href="http://i67.fastpic.ru/big/2014/1108/6d/7a61b1637b603bad47fe1b08a83f6c6d.jpg" text:style-name="Internet_20_link" text:visited-style-name="Visited_20_Internet_20_Link">.</text:a><text:a xlink:type="simple" xlink:href="http://i67.fastpic.ru/big/2014/1108/6d/7a61b1637b603bad47fe1b08a83f6c6d.jpg" text:style-name="Internet_20_link" text:visited-style-name="Visited_20_Internet_20_Link">jpg</text:a></text:p>
      <text:p text:style-name="P2"/>
      <text:p text:style-name="P2"><text:a xlink:type="simple" xlink:href="http://images.gildia.pl/_n_/film/news/2014/10/szkice-koncepcyjne-z-dracula-historia-nieznana/2-580.jpg" text:style-name="Internet_20_link" text:visited-style-name="Visited_20_Internet_20_Link">http</text:a><text:a xlink:type="simple" xlink:href="http://images.gildia.pl/_n_/film/news/2014/10/szkice-koncepcyjne-z-dracula-historia-nieznana/2-580.jpg" text:style-name="Internet_20_link" text:visited-style-name="Visited_20_Internet_20_Link">://</text:a><text:a xlink:type="simple" xlink:href="http://images.gildia.pl/_n_/film/news/2014/10/szkice-koncepcyjne-z-dracula-historia-nieznana/2-580.jpg" text:style-name="Internet_20_link" text:visited-style-name="Visited_20_Internet_20_Link">images</text:a><text:a xlink:type="simple" xlink:href="http://images.gildia.pl/_n_/film/news/2014/10/szkice-koncepcyjne-z-dracula-historia-nieznana/2-580.jpg" text:style-name="Internet_20_link" text:visited-style-name="Visited_20_Internet_20_Link">.</text:a><text:a xlink:type="simple" xlink:href="http://images.gildia.pl/_n_/film/news/2014/10/szkice-koncepcyjne-z-dracula-historia-nieznana/2-580.jpg" text:style-name="Internet_20_link" text:visited-style-name="Visited_20_Internet_20_Link">gildia</text:a><text:a xlink:type="simple" xlink:href="http://images.gildia.pl/_n_/film/news/2014/10/szkice-koncepcyjne-z-dracula-historia-nieznana/2-580.jpg" text:style-name="Internet_20_link" text:visited-style-name="Visited_20_Internet_20_Link">.</text:a><text:a xlink:type="simple" xlink:href="http://images.gildia.pl/_n_/film/news/2014/10/szkice-koncepcyjne-z-dracula-historia-nieznana/2-580.jpg" text:style-name="Internet_20_link" text:visited-style-name="Visited_20_Internet_20_Link">pl</text:a><text:a xlink:type="simple" xlink:href="http://images.gildia.pl/_n_/film/news/2014/10/szkice-koncepcyjne-z-dracula-historia-nieznana/2-580.jpg" text:style-name="Internet_20_link" text:visited-style-name="Visited_20_Internet_20_Link">/_</text:a><text:a xlink:type="simple" xlink:href="http://images.gildia.pl/_n_/film/news/2014/10/szkice-koncepcyjne-z-dracula-historia-nieznana/2-580.jpg" text:style-name="Internet_20_link" text:visited-style-name="Visited_20_Internet_20_Link">n</text:a><text:a xlink:type="simple" xlink:href="http://images.gildia.pl/_n_/film/news/2014/10/szkice-koncepcyjne-z-dracula-historia-nieznana/2-580.jpg" text:style-name="Internet_20_link" text:visited-style-name="Visited_20_Internet_20_Link">_/</text:a><text:a xlink:type="simple" xlink:href="http://images.gildia.pl/_n_/film/news/2014/10/szkice-koncepcyjne-z-dracula-historia-nieznana/2-580.jpg" text:style-name="Internet_20_link" text:visited-style-name="Visited_20_Internet_20_Link">film</text:a><text:a xlink:type="simple" xlink:href="http://images.gildia.pl/_n_/film/news/2014/10/szkice-koncepcyjne-z-dracula-historia-nieznana/2-580.jpg" text:style-name="Internet_20_link" text:visited-style-name="Visited_20_Internet_20_Link">/</text:a><text:a xlink:type="simple" xlink:href="http://images.gildia.pl/_n_/film/news/2014/10/szkice-koncepcyjne-z-dracula-historia-nieznana/2-580.jpg" text:style-name="Internet_20_link" text:visited-style-name="Visited_20_Internet_20_Link">news</text:a><text:a xlink:type="simple" xlink:href="http://images.gildia.pl/_n_/film/news/2014/10/szkice-koncepcyjne-z-dracula-historia-nieznana/2-580.jpg" text:style-name="Internet_20_link" text:visited-style-name="Visited_20_Internet_20_Link">/2014/10/</text:a><text:a xlink:type="simple" xlink:href="http://images.gildia.pl/_n_/film/news/2014/10/szkice-koncepcyjne-z-dracula-historia-nieznana/2-580.jpg" text:style-name="Internet_20_link" text:visited-style-name="Visited_20_Internet_20_Link">szkice</text:a><text:a xlink:type="simple" xlink:href="http://images.gildia.pl/_n_/film/news/2014/10/szkice-koncepcyjne-z-dracula-historia-nieznana/2-580.jpg" text:style-name="Internet_20_link" text:visited-style-name="Visited_20_Internet_20_Link">-</text:a><text:a xlink:type="simple" xlink:href="http://images.gildia.pl/_n_/film/news/2014/10/szkice-koncepcyjne-z-dracula-historia-nieznana/2-580.jpg" text:style-name="Internet_20_link" text:visited-style-name="Visited_20_Internet_20_Link">koncepcyjne</text:a><text:a xlink:type="simple" xlink:href="http://images.gildia.pl/_n_/film/news/2014/10/szkice-koncepcyjne-z-dracula-historia-nieznana/2-580.jpg" text:style-name="Internet_20_link" text:visited-style-name="Visited_20_Internet_20_Link">-</text:a><text:a xlink:type="simple" xlink:href="http://images.gildia.pl/_n_/film/news/2014/10/szkice-koncepcyjne-z-dracula-historia-nieznana/2-580.jpg" text:style-name="Internet_20_link" text:visited-style-name="Visited_20_Internet_20_Link">z</text:a><text:a xlink:type="simple" xlink:href="http://images.gildia.pl/_n_/film/news/2014/10/szkice-koncepcyjne-z-dracula-historia-nieznana/2-580.jpg" text:style-name="Internet_20_link" text:visited-style-name="Visited_20_Internet_20_Link">-</text:a><text:a xlink:type="simple" xlink:href="http://images.gildia.pl/_n_/film/news/2014/10/szkice-koncepcyjne-z-dracula-historia-nieznana/2-580.jpg" text:style-name="Internet_20_link" text:visited-style-name="Visited_20_Internet_20_Link">dracula</text:a><text:a xlink:type="simple" xlink:href="http://images.gildia.pl/_n_/film/news/2014/10/szkice-koncepcyjne-z-dracula-historia-nieznana/2-580.jpg" text:style-name="Internet_20_link" text:visited-style-name="Visited_20_Internet_20_Link">-</text:a><text:a xlink:type="simple" xlink:href="http://images.gildia.pl/_n_/film/news/2014/10/szkice-koncepcyjne-z-dracula-historia-nieznana/2-580.jpg" text:style-name="Internet_20_link" text:visited-style-name="Visited_20_Internet_20_Link">historia</text:a><text:a xlink:type="simple" xlink:href="http://images.gildia.pl/_n_/film/news/2014/10/szkice-koncepcyjne-z-dracula-historia-nieznana/2-580.jpg" text:style-name="Internet_20_link" text:visited-style-name="Visited_20_Internet_20_Link">-</text:a><text:a xlink:type="simple" xlink:href="http://images.gildia.pl/_n_/film/news/2014/10/szkice-koncepcyjne-z-dracula-historia-nieznana/2-580.jpg" text:style-name="Internet_20_link" text:visited-style-name="Visited_20_Internet_20_Link">nieznana</text:a><text:a xlink:type="simple" xlink:href="http://images.gildia.pl/_n_/film/news/2014/10/szkice-koncepcyjne-z-dracula-historia-nieznana/2-580.jpg" text:style-name="Internet_20_link" text:visited-style-name="Visited_20_Internet_20_Link">/2-580.</text:a><text:a xlink:type="simple" xlink:href="http://images.gildia.pl/_n_/film/news/2014/10/szkice-koncepcyjne-z-dracula-historia-nieznana/2-580.jpg" text:style-name="Internet_20_link" text:visited-style-name="Visited_20_Internet_20_Link">jpg</text:a></text:p>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family="'Times New Roman'" style:font-family-generic="roman" style:font-pitch="variable" fo:font-size="12pt" fo:font-style="normal" style:text-underline-style="none" fo:font-weight="normal"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423cm" fo:margin-bottom="0.106cm" loext:contextual-spacing="false" fo:line-height="100%" fo:break-before="auto" fo:break-after="auto" fo:keep-with-next="always"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class="text">
      <style:paragraph-properties fo:margin-top="0.423cm" fo:margin-bottom="0.106cm" loext:contextual-spacing="false" fo:line-height="100%"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loext:contextual-spacing="false" fo:line-height="100%" fo:break-before="auto" fo:break-after="auto" fo:keep-with-next="always"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class="text">
      <style:paragraph-properties fo:margin-top="0.423cm" fo:margin-bottom="0.106cm" loext:contextual-spacing="false"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loext: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loext: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loext:contextual-spacing="false" fo:line-height="10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cm" fo:margin-bottom="0.106cm" loext:contextual-spacing="false" fo:line-height="10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5-05-14T02:16:25.236000000</dc:date>
    <meta:editing-duration>PT21M10S</meta:editing-duration>
    <meta:document-statistic meta:table-count="0" meta:image-count="0" meta:object-count="0" meta:page-count="2" meta:paragraph-count="18" meta:word-count="799" meta:character-count="5795" meta:non-whitespace-character-count="4999"/>
  </office:meta>
</office:document-meta>
</file>